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apple-system" svg:font-family="apple-system, system-ui, system-ui, 'Segoe UI', Roboto, Oxygen-Sans, Ubuntu, Cantarell, 'Helvetica Neue'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.B23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8b9e"/>
    </style:style>
    <style:style style:name="P3" style:family="paragraph" style:parent-style-name="Standard">
      <style:paragraph-properties fo:text-align="start" style:justify-single-word="false"/>
      <style:text-properties officeooo:paragraph-rsid="0021a516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377" officeooo:paragraph-rsid="0027c3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781" officeooo:paragraph-rsid="002b1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e2" officeooo:paragraph-rsid="003531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666666" style:text-outline="false" style:text-line-through-style="none" style:text-line-through-type="none" style:font-name="Open Sans" fo:font-size="8.85000038146973pt" fo:letter-spacing="normal" fo:font-style="normal" fo:text-shadow="none" style:text-underline-style="none" fo:font-weight="bold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76df99" officeooo:paragraph-rsid="0076df99"/>
    </style:style>
    <style:style style:name="P13" style:family="paragraph" style:parent-style-name="Standard">
      <style:text-properties officeooo:rsid="0082bb2d" officeooo:paragraph-rsid="0082bb2d"/>
    </style:style>
    <style:style style:name="P14" style:family="paragraph" style:parent-style-name="Standard">
      <style:paragraph-properties fo:text-align="start" style:justify-single-word="false" fo:break-before="page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be3" officeooo:paragraph-rsid="0026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390" officeooo:paragraph-rsid="0029a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f37" officeooo:paragraph-rsid="0036c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9e73" officeooo:paragraph-rsid="00419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d338" officeooo:paragraph-rsid="0042d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afa1" officeooo:paragraph-rsid="0044a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4ec" officeooo:paragraph-rsid="00473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34c4" officeooo:paragraph-rsid="00503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dcc" officeooo:paragraph-rsid="00522d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0b68" officeooo:paragraph-rsid="005f0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6c11" officeooo:paragraph-rsid="00606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c6ef" officeooo:paragraph-rsid="0061c6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1be5" officeooo:paragraph-rsid="00661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b2ee" officeooo:paragraph-rsid="006fb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8110" officeooo:paragraph-rsid="00738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657d" officeooo:paragraph-rsid="008165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4faff1" officeooo:paragraph-rsid="004faf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5d9a33" officeooo:paragraph-rsid="005d9a33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fo:color="#070707" style:text-outline="false" style:text-line-through-style="none" style:text-line-through-type="none" style:font-name="apple-system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Heading_20_1">
      <style:text-properties officeooo:rsid="001deb6a" officeooo:paragraph-rsid="001deb6a"/>
    </style:style>
    <style:style style:name="P44" style:family="paragraph" style:parent-style-name="Heading_20_1">
      <style:paragraph-properties fo:text-align="start" style:justify-single-word="false"/>
      <style:text-properties fo:font-variant="normal" fo:text-transform="none" fo:color="#070707" style:text-outline="false" style:text-line-through-style="none" style:text-line-through-type="none" style:font-name="apple-system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f3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60067408" text:style-name="Outline">
        <text:list-item>
          <text:h text:style-name="P45" text:outline-level="1">Link</text:h>
        </text:list-item>
        <text:list-item>
          <text:h text:style-name="P43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Tema</text:p>
          </table:table-cell>
          <table:table-cell table:style-name="Table1.B1" office:value-type="string">
            <text:p text:style-name="P38">Link</text:p>
          </table:table-cell>
        </table:table-row>
        <table:table-row>
          <table:table-cell table:style-name="Table1.A2" office:value-type="string">
            <text:p text:style-name="P37">###</text:p>
          </table:table-cell>
          <table:table-cell table:style-name="Table1.B2" office:value-type="string">
            <text:p text:style-name="P2"><text:a xlink:type="simple" xlink:href="https://awesomeopensource.com/project/Solido/awesome-flutter" text:style-name="Internet_20_link" text:visited-style-name="Visited_20_Internet_20_Link">https://awesomeopensource.com/project/Solido/awesome-flutter</text:a></text:p>
          </table:table-cell>
        </table:table-row>
        <table:table-row>
          <table:table-cell table:style-name="Table1.A2" office:value-type="string">
            <text:p text:style-name="P32">accesibilidad</text:p>
          </table:table-cell>
          <table:table-cell table:style-name="Table1.B2" office:value-type="string">
            <text:p text:style-name="P2"><text:a xlink:type="simple" xlink:href="https://medium.com/flutter-community/developing-and-testing-accessible-app-in-flutter-1dc1d33c7eea" text:style-name="Internet_20_link" text:visited-style-name="Visited_20_Internet_20_Link">https://medium.com/flutter-community/developing-and-testing-accessible-app-in-flutter-1dc1d33c7eea</text:a></text:p>
          </table:table-cell>
        </table:table-row>
        <table:table-row>
          <table:table-cell table:style-name="Table1.A2" office:value-type="string">
            <text:p text:style-name="P26">Animaciones</text:p>
          </table:table-cell>
          <table:table-cell table:style-name="Table1.B2" office:value-type="string">
            <text:p text:style-name="P2"><text:a xlink:type="simple" xlink:href="https://www.2dimensions.com/" text:style-name="Internet_20_link" text:visited-style-name="Visited_20_Internet_20_Link">https://www.2dimensions.com</text:a></text:p>
          </table:table-cell>
        </table:table-row>
        <table:table-row>
          <table:table-cell table:style-name="Table1.A2" office:value-type="string">
            <text:p text:style-name="P36">api</text:p>
          </table:table-cell>
          <table:table-cell table:style-name="Table1.B2" office:value-type="string">
            <text:p text:style-name="P2"><text:a xlink:type="simple" xlink:href="https://medium.com/@rody.davis.jr/host-your-flutter-project-as-a-rest-api-751b8301f71f" text:style-name="Internet_20_link" text:visited-style-name="Visited_20_Internet_20_Link">https://medium.com/@rody.davis.jr/host-your-flutter-project-as-a-rest-api-751b8301f71f</text:a></text:p>
          </table:table-cell>
        </table:table-row>
        <table:table-row>
          <table:table-cell table:style-name="Table1.A2" office:value-type="string">
            <text:p text:style-name="P24">Aplicaciones gratis</text:p>
          </table:table-cell>
          <table:table-cell table:style-name="Table1.B2" office:value-type="string">
            <text:p text:style-name="P2"><text:a xlink:type="simple" xlink:href="https://www.lancetalent.com/blog/5-plataformas-crear-apps-gratis-ca/" text:style-name="Internet_20_link" text:visited-style-name="Visited_20_Internet_20_Link">https://www.lancetalent.com/blog/5-plataformas-crear-apps-gratis-ca/</text:a></text:p>
          </table:table-cell>
        </table:table-row>
        <table:table-row>
          <table:table-cell table:style-name="Table1.A2" office:value-type="string">
            <text:p text:style-name="P18">Auth</text:p>
          </table:table-cell>
          <table:table-cell table:style-name="Table1.B2" office:value-type="string">
            <text:p text:style-name="P2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2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5"><text:a xlink:type="simple" xlink:href="https://medium.com/@greg.perry/auth-in-flutter-97275b29b550" text:style-name="Internet_20_link" text:visited-style-name="Visited_20_Internet_20_Link">https://medium.com/@greg.perry/auth-in-flutter-97275b29b550</text:a></text:p>
            <text:p text:style-name="P5"/>
            <text:p text:style-name="P5"><text:a xlink:type="simple" xlink:href="https://medium.com/@jackwong_60367/sms-code-authentication-in-flutter-23d5071e084b" text:style-name="Internet_20_link" text:visited-style-name="Visited_20_Internet_20_Link">https://medium.com/@jackwong_60367/sms-code-authentication-in-flutter-23d5071e084b</text:a></text:p>
            <text:p text:style-name="P5"><text:a xlink:type="simple" xlink:href="https://proandroiddev.com/flutter-passwordless-authentication-a-guide-for-phone-email-login-6759252f4e" text:style-name="Internet_20_link" text:visited-style-name="Visited_20_Internet_20_Link">https://proandroiddev.com/flutter-passwordless-authentication-a-guide-for-phone-email-login-6759252f4e</text:a></text:p>
            <text:p text:style-name="P5"/>
            <text:p text:style-name="P5"><text:a xlink:type="simple" xlink:href="https://medium.com/@abeythilakeudara3/firebase-authentication-with-flutter-d403bf39a029" text:style-name="Internet_20_link" text:visited-style-name="Visited_20_Internet_20_Link">https://medium.com/@abeythilakeudara3/firebase-authentication-with-flutter-d403bf39a029</text:a></text:p>
            <text:p text:style-name="P5"/>
            <text:p text:style-name="P5"><text:a xlink:type="simple" xlink:href="https://medium.com/better-programming/simple-firebase-login-flow-in-flutter-6f44c2b5c58a" text:style-name="Internet_20_link" text:visited-style-name="Visited_20_Internet_20_Link">https://medium.com/better-programming/simple-firebase-login-flow-in-flutter-6f44c2b5c58a</text:a></text:p>
            <text:p text:style-name="P5"/>
            <text:p text:style-name="P5"><text:a xlink:type="simple" xlink:href="https://heartbeat.fritz.ai/firebase-user-authentication-in-flutter-1635fb175675" text:style-name="Internet_20_link" text:visited-style-name="Visited_20_Internet_20_Link">https://heartbeat.fritz.ai/firebase-user-authentication-in-flutter-1635fb175675</text:a></text:p>
            <text:p text:style-name="P5"/>
            <text:p text:style-name="P5"><text:soft-page-break/><text:a xlink:type="simple" xlink:href="https://proandroiddev.com/flutter-passwordless-authentication-a-guide-for-phone-email-login-6759252f4e" text:style-name="Internet_20_link" text:visited-style-name="Visited_20_Internet_20_Link">https://proandroiddev.com/flutter-passwordless-authentication-a-guide-for-phone-email-login-6759252f4e</text:a></text:p>
          </table:table-cell>
        </table:table-row>
        <table:table-row>
          <table:table-cell table:style-name="Table1.A2" office:value-type="string">
            <text:p text:style-name="P17">Bloc</text:p>
          </table:table-cell>
          <table:table-cell table:style-name="Table1.B2" office:value-type="string">
            <text:p text:style-name="P4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9">aca voy</text:p>
            <text:p text:style-name="P4"><text:a xlink:type="simple" xlink:href="https://www.youtube.com/watch?v=HS2jsM-yzq4&amp;list=PLtp7ENz9bQMR9swg8mB3Pr4fqOI5RFxiU&amp;index=4" text:style-name="Internet_20_link" text:visited-style-name="Visited_20_Internet_20_Link">https://www.youtube.com/watch?v=HS2jsM-yzq4&amp;list=PLtp7ENz9bQMR9swg8mB3Pr4fqOI5RFxiU&amp;index=4</text:a></text:p>
            <text:p text:style-name="P4"/>
            <text:p text:style-name="P3"><text:span text:style-name="T6"><text:s/></text:span><text:a xlink:type="simple" xlink:href="https://medium.com/comunidad-flutter/implementa-arquitectura-a-tu-proyecto-flutter-usando-el-patrón-bloc-2cb031722166" text:style-name="Internet_20_link" text:visited-style-name="Visited_20_Internet_20_Link">https://medium.com/comunidad-flutter/implementa-arquitectura-a-tu-proyecto-flutter-usando-el-patr%C3%B3n-bloc-2cb031722166</text:a></text:p>
            <text:p text:style-name="P3"><text:a xlink:type="simple" xlink:href="https://medium.com/flutterpub/architect-your-flutter-project-using-bloc-pattern-part-2-d8dd1eca9ba5" text:style-name="Internet_20_link" text:visited-style-name="Visited_20_Internet_20_Link">https://medium.com/flutterpub/architect-your-flutter-project-using-bloc-pattern-part-2-d8dd1eca9ba5</text:a></text:p>
            <text:p text:style-name="P3"/>
            <text:p text:style-name="P3"><text:a xlink:type="simple" xlink:href="https://dev.to/pedromassango/flutter-bloc-a-better-way-to-handle-navigation-4fig" text:style-name="Internet_20_link" text:visited-style-name="Visited_20_Internet_20_Link">https://dev.to/pedromassango/flutter-bloc-a-better-way-to-handle-navigation-4fig</text:a></text:p>
            <text:p text:style-name="P3"><text:a xlink:type="simple" xlink:href="https://www.youtube.com/watch?v=FEXbs-mgPu4" text:style-name="Internet_20_link" text:visited-style-name="Visited_20_Internet_20_Link">https://www.youtube.com/watch?v=FEXbs-mgPu4</text:a></text:p>
            <text:p text:style-name="P3"><text:a xlink:type="simple" xlink:href="https://www.youtube.com/watch?v=FEXbs-mgPu4&amp;t=6610s" text:style-name="Internet_20_link" text:visited-style-name="Visited_20_Internet_20_Link"/></text:p>
            <text:p text:style-name="P3"><text:a xlink:type="simple" xlink:href="https://simpleactivity435203168.wordpress.com/2019/10/05/firebase-authentication-with-flutter/" text:style-name="Internet_20_link" text:visited-style-name="Visited_20_Internet_20_Link">https://simpleactivity435203168.wordpress.com/2019/10/05/firebase-authentication-with-flutter/</text:a></text:p>
          </table:table-cell>
        </table:table-row>
        <table:table-row>
          <table:table-cell table:style-name="Table1.A2" office:value-type="string">
            <text:p text:style-name="P35">ci/cd</text:p>
          </table:table-cell>
          <table:table-cell table:style-name="Table1.B2" office:value-type="string">
            <text:p text:style-name="P15"><text:a xlink:type="simple" xlink:href="https://medium.com/better-programming/ci-cd-for-flutter-apps-using-github-actions-b833f8f7aac" text:style-name="Internet_20_link" text:visited-style-name="Visited_20_Internet_20_Link">https://medium.com/better-programming/ci-cd-for-flutter-apps-using-github-actions-b833f8f7aac</text:a></text:p>
            <text:p text:style-name="P15"><text:a xlink:type="simple" xlink:href="https://medium.com/better-programming/ci-cd-for-flutter-apps-using-github-actions-b833f8f7aac" text:style-name="Internet_20_link" text:visited-style-name="Visited_20_Internet_20_Link">https://medium.com/better-programming/ci-cd-for-flutter-apps-using-github-actions-b833f8f7aac</text:a></text:p>
          </table:table-cell>
        </table:table-row>
        <table:table-row>
          <table:table-cell table:style-name="Table1.A2" office:value-type="string">
            <text:p text:style-name="P31">Constructores</text:p>
          </table:table-cell>
          <table:table-cell table:style-name="Table1.B2" office:value-type="string">
            <text:p text:style-name="P15"><text:a xlink:type="simple" xlink:href="https://medium.com/flutter-community/deconstructing-dart-constructors-e3b553f583ef" text:style-name="Internet_20_link" text:visited-style-name="Visited_20_Internet_20_Link">https://medium.com/flutter-community/deconstructing-dart-constructors-e3b553f583ef</text:a></text:p>
          </table:table-cell>
        </table:table-row>
        <table:table-row>
          <table:table-cell table:style-name="Table1.A2" table:number-rows-spanned="2" office:value-type="string">
            <text:p text:style-name="P28">Diseño</text:p>
          </table:table-cell>
          <table:table-cell table:style-name="Table1.B2" office:value-type="string">
            <text:p text:style-name="P15"><text:a xlink:type="simple" xlink:href="https://giphy.com/" text:style-name="Internet_20_link" text:visited-style-name="Visited_20_Internet_20_Link">https://giphy.com</text:a></text:p>
            <text:p text:style-name="P30">Gif gratis</text:p>
          </table:table-cell>
        </table:table-row>
        <table:table-row>
          <table:covered-table-cell/>
          <table:table-cell table:style-name="Table1.B2" office:value-type="string">
            <text:p text:style-name="P16"><text:a xlink:type="simple" xlink:href="https://www.youtube.com/watch?v=mmjLcW68w24" text:style-name="Internet_20_link" text:visited-style-name="Visited_20_Internet_20_Link">https://www.youtube.com/watch?v=mmjLcW68w24</text:a></text:p>
            <text:p text:style-name="P30">Curso de makup del profe</text:p>
            <text:p text:style-name="P30"><text:a xlink:type="simple" xlink:href="https://www.youtube.com/watch?v=hpjBsDeST-g" text:style-name="Internet_20_link" text:visited-style-name="Visited_20_Internet_20_Link">https://www.youtube.com/watch?v=hpjBsDeST-g</text:a></text:p>
            <text:p text:style-name="P34"><text:soft-page-break/>juatinMind</text:p>
          </table:table-cell>
        </table:table-row>
        <table:table-row>
          <table:table-cell table:style-name="Table1.A2" table:number-rows-spanned="2" office:value-type="string">
            <text:p text:style-name="P28"/>
          </table:table-cell>
          <table:table-cell table:style-name="Table1.B2" office:value-type="string">
            <text:p text:style-name="P16"><text:a xlink:type="simple" xlink:href="https://rxlabz.github.io/panache_web/" text:style-name="Internet_20_link" text:visited-style-name="Visited_20_Internet_20_Link">https://rxlabz.github.io/panache_web/</text:a></text:p>
            <text:p text:style-name="P30">Manejo de Themes</text:p>
          </table:table-cell>
        </table:table-row>
        <table:table-row>
          <table:covered-table-cell/>
          <table:table-cell table:style-name="Table1.B2" office:value-type="string">
            <text:p text:style-name="P16"><text:a xlink:type="simple" xlink:href="https://pixabay.com/es/" text:style-name="Internet_20_link" text:visited-style-name="Visited_20_Internet_20_Link">https://pixabay.com/es/</text:a></text:p>
            <text:p text:style-name="P40">Imágenes y videos gratis</text:p>
            <text:p text:style-name="P41"><text:a xlink:type="simple" xlink:href="https://www.draw.io/" text:style-name="Internet_20_link" text:visited-style-name="Visited_20_Internet_20_Link"><text:span text:style-name="T5">https://www.draw.io/</text:span></text:a></text:p>
            <text:list xml:id="list163922948769933" text:continue-numbering="true" text:style-name="Outline">
              <text:list-item>
                <text:h text:style-name="P44" text:outline-level="1">Gravit, diseño online profesional para todos los públicos</text:h>
              </text:list-item>
            </text:list>
            <text:p text:style-name="P42"/>
            <text:p text:style-name="P30"><text:a xlink:type="simple" xlink:href="http://wiki.c2.com/?GuiPrototypingTools" text:style-name="Internet_20_link" text:visited-style-name="Visited_20_Internet_20_Link">http://wiki.c2.com/?GuiPrototypingTools</text:a></text:p>
          </table:table-cell>
        </table:table-row>
        <table:table-row>
          <table:table-cell table:style-name="Table1.A2" office:value-type="string">
            <text:p text:style-name="P15">Flutter textos</text:p>
          </table:table-cell>
          <table:table-cell table:style-name="Table1.B2" office:value-type="string">
            <text:p text:style-name="P15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27">Gestion de proyectos</text:p>
          </table:table-cell>
          <table:table-cell table:style-name="Table1.B2" office:value-type="string">
            <text:p text:style-name="P6"><text:a xlink:type="simple" xlink:href="https://visuresolutions.es/" text:style-name="Internet_20_link" text:visited-style-name="Visited_20_Internet_20_Link">https://visuresolutions.es</text:a></text:p>
            <text:p text:style-name="P6"><text:a xlink:type="simple" xlink:href="https://gapp-unit.monday.com/" text:style-name="Internet_20_link" text:visited-style-name="Visited_20_Internet_20_Link">https://gapp-unit.monday.com/</text:a></text:p>
          </table:table-cell>
        </table:table-row>
        <table:table-row>
          <table:table-cell table:style-name="Table1.A2" office:value-type="string">
            <text:p text:style-name="P39">iconos</text:p>
          </table:table-cell>
          <table:table-cell table:style-name="Table1.B2" office:value-type="string">
            <text:p text:style-name="P6"><text:a xlink:type="simple" xlink:href="https://icon-icons.com/es/icono/guardar-como-save/37111" text:style-name="Internet_20_link" text:visited-style-name="Visited_20_Internet_20_Link">https://icon-icons.com/es/icono/guardar-como-save/37111</text:a></text:p>
          </table:table-cell>
        </table:table-row>
        <table:table-row>
          <table:table-cell table:style-name="Table1.A2" office:value-type="string">
            <text:p text:style-name="P20">Instalacion en mac</text:p>
          </table:table-cell>
          <table:table-cell table:style-name="Table1.B2" office:value-type="string">
            <text:p text:style-name="P6"><text:a xlink:type="simple" xlink:href="https://dazzet.co/instalar-flutter-en-mac-usando-casi-en-todo-el-proceso-la-terminal/" text:style-name="Internet_20_link" text:visited-style-name="Visited_20_Internet_20_Link">https://dazzet.co/instalar-flutter-en-mac-usando-casi-en-todo-el-</text:a><text:a xlink:type="simple" xlink:href="https://dazzet.co/instalar-flutter-en-mac-usando-casi-en-todo-el-proceso-la-terminal/" text:style-name="Internet_20_link" text:visited-style-name="Visited_20_Internet_20_Link">proceso-la-terminal/</text:a></text:p>
            <text:p text:style-name="P7">28 de abril 2019</text:p>
          </table:table-cell>
        </table:table-row>
        <table:table-row>
          <table:table-cell table:style-name="Table1.A2" office:value-type="string">
            <text:p text:style-name="P29">codemagic</text:p>
          </table:table-cell>
          <table:table-cell table:style-name="Table1.B2" office:value-type="string">
            <text:p text:style-name="P6"><text:a xlink:type="simple" xlink:href="https://blog.codemagic.io/practical-guide-flutter-firebase-codemagic/" text:style-name="Internet_20_link" text:visited-style-name="Visited_20_Internet_20_Link">https://blog.codemagic.io/practical-guide-flutter-firebase-codemagic/</text:a></text:p>
            <text:p text:style-name="P6"/>
            <text:p text:style-name="P6"><text:a xlink:type="simple" xlink:href="https://blog.codemagic.io/integration-tests-codemagic/" text:style-name="Internet_20_link" text:visited-style-name="Visited_20_Internet_20_Link">https://blog.codemagic.io/integration-tests-codemagic/</text:a></text:p>
            <text:p text:style-name="P6"/>
            <text:p text:style-name="P6"/>
          </table:table-cell>
        </table:table-row>
        <table:table-row>
          <table:table-cell table:style-name="Table1.A2" office:value-type="string">
            <text:p text:style-name="P19">Mapas</text:p>
          </table:table-cell>
          <table:table-cell table:style-name="Table1.B2" office:value-type="string">
            <text:p text:style-name="P6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  <table:table-row>
          <table:table-cell table:style-name="Table1.A2" office:value-type="string">
            <text:p text:style-name="P23">Reactive</text:p>
          </table:table-cell>
          <table:table-cell table:style-name="Table1.B2" office:value-type="string">
            <text:p text:style-name="P6"><text:a xlink:type="simple" xlink:href="https://gist.github.com/staltz/868e7e9bc2a7b8c1f754" text:style-name="Internet_20_link" text:visited-style-name="Visited_20_Internet_20_Link">https://gist.github.com/staltz/868e7e9bc2a7b8c1f754</text:a></text:p>
            <text:p text:style-name="P10">que es reactive</text:p>
          </table:table-cell>
        </table:table-row>
        <table:table-row>
          <table:table-cell table:style-name="Table1.A2" office:value-type="string">
            <text:p text:style-name="P25">Reconocimiento facial</text:p>
          </table:table-cell>
          <table:table-cell table:style-name="Table1.B2" office:value-type="string">
            <text:p text:style-name="P6"><text:a xlink:type="simple" xlink:href="https://medium.com/flutter-community/flutter-face-detection-ac18e3e2211f" text:style-name="Internet_20_link" text:visited-style-name="Visited_20_Internet_20_Link">https://medium.com/flutter-community/flutter-face-detection-ac18e3e2211f</text:a></text:p>
          </table:table-cell>
        </table:table-row>
        <text:soft-page-break/>
        <table:table-row>
          <table:table-cell table:style-name="Table1.A23" office:value-type="string">
            <text:p text:style-name="P21">Redes proxy</text:p>
          </table:table-cell>
          <table:table-cell table:style-name="Table1.B23" office:value-type="string">
            <text:p text:style-name="P6"><text:a xlink:type="simple" xlink:href="https://medium.com/hoursofoperation/use-charles-proxy-to-debug-network-requests-in-flutter-apps-2f2083275cad" text:style-name="Internet_20_link" text:visited-style-name="Visited_20_Internet_20_Link">https://medium.com/hoursofoperation/use-charles-proxy-to-debug-</text:a><text:a xlink:type="simple" xlink:href="https://medium.com/hoursofoperation/use-charles-proxy-to-debug-network-requests-in-flutter-apps-2f2083275cad" text:style-name="Internet_20_link" text:visited-style-name="Visited_20_Internet_20_Link">network-requests-in-flutter-apps-2f2083275cad</text:a></text:p>
            <text:p text:style-name="P8">30/8/2019</text:p>
          </table:table-cell>
        </table:table-row>
        <table:table-row>
          <table:table-cell table:style-name="Table1.A2" office:value-type="string">
            <text:p text:style-name="P21">Shared preferences</text:p>
          </table:table-cell>
          <table:table-cell table:style-name="Table1.B2" office:value-type="string">
            <text:p text:style-name="P6"><text:a xlink:type="simple" xlink:href="https://medium.com/better-programming/flutter-how-to-save-objects-in-sharedpreferences-b7880d0ee2e4" text:style-name="Internet_20_link" text:visited-style-name="Visited_20_Internet_20_Link">https://medium.com/better-programming/flutter-how-to-save-</text:a><text:a xlink:type="simple" xlink:href="https://medium.com/better-programming/flutter-how-to-save-objects-in-sharedpreferences-b7880d0ee2e4" text:style-name="Internet_20_link" text:visited-style-name="Visited_20_Internet_20_Link">objects-in-sharedpreferences-b7880d0ee2e4</text:a></text:p>
          </table:table-cell>
        </table:table-row>
        <table:table-row>
          <table:table-cell table:style-name="Table1.A2" office:value-type="string">
            <text:p text:style-name="P22">Yacc</text:p>
          </table:table-cell>
          <table:table-cell table:style-name="Table1.B2" office:value-type="string">
            <text:p text:style-name="P6"><text:a xlink:type="simple" xlink:href="https://github.com/thosakwe/dart_yacc" text:style-name="Internet_20_link" text:visited-style-name="Visited_20_Internet_20_Link">https://github.com/thosakwe/dart_yacc</text:a></text:p>
          </table:table-cell>
        </table:table-row>
        <table:table-row>
          <table:table-cell table:style-name="Table1.A2" office:value-type="string">
            <text:p text:style-name="P33">Task Manager</text:p>
          </table:table-cell>
          <table:table-cell table:style-name="Table1.B2" office:value-type="string">
            <text:p text:style-name="P6"><text:a xlink:type="simple" xlink:href="https://proandroiddev.com/google-analytics-with-gtm-and-firebase-b4bdc80a0637" text:style-name="Internet_20_link" text:visited-style-name="Visited_20_Internet_20_Link">https://proandroiddev.com/google-analytics-with-gtm-and-firebase-b4bdc80a0637</text:a></text:p>
          </table:table-cell>
        </table:table-row>
        <table:table-row>
          <table:table-cell table:style-name="Table1.A2" office:value-type="string">
            <text:p text:style-name="Standard">tar: Failed to set default locale</text:p>
            <text:p text:style-name="P33"/>
          </table:table-cell>
          <table:table-cell table:style-name="Table1.B2" office:value-type="string">
            <text:p text:style-name="P11">defaults write org.R-project.R force.LANG en_US.UTF-8</text:p>
          </table:table-cell>
        </table:table-row>
        <table:table-row>
          <table:table-cell table:style-name="Table1.A2" office:value-type="string">
            <text:p text:style-name="P12">uis</text:p>
          </table:table-cell>
          <table:table-cell table:style-name="Table1.B2" office:value-type="string">
            <text:p text:style-name="P11"><text:a xlink:type="simple" xlink:href="https://medium.com/flutter-community/master-flutter-essentials-intensify-powerful-uis-d2e2aa6c79b8" text:style-name="Internet_20_link" text:visited-style-name="Visited_20_Internet_20_Link">https://medium.com/flutter-community/master-flutter-essentials-intensify-powerful-uis-d2e2aa6c79b8</text:a></text:p>
          </table:table-cell>
        </table:table-row>
        <table:table-row>
          <table:table-cell table:style-name="Table1.A2" office:value-type="string">
            <text:p text:style-name="P13">Utiles</text:p>
          </table:table-cell>
          <table:table-cell table:style-name="Table1.B2" office:value-type="string">
            <text:p text:style-name="P11"><text:a xlink:type="simple" xlink:href="https://pub.dev/packages/basic_utils#-readme-tab-" text:style-name="Internet_20_link" text:visited-style-name="Visited_20_Internet_20_Link">https://pub.dev/packages/basic_utils#-readme-tab-</text:a></text:p>
          </table:table-cell>
        </table:table-row>
      </table:table>
      <text:p text:style-name="Standard"/>
      <text:p text:style-name="Standard"/>
      <text:p text:style-name="Standard"/>
      <text:p text:style-name="Standard"><text:a xlink:type="simple" xlink:href="https://blog.codemagic.io/firebase-authentication-google-sign-in-using-flutter/" text:style-name="Internet_20_link" text:visited-style-name="Visited_20_Internet_20_Link">https://blog.codemagic.io/firebase-authentication-google-sign-in-using-flutter/</text:a></text:p>
      <text:p text:style-name="Standard"/>
      <text:p text:style-name="Standard"><text:a xlink:type="simple" xlink:href="https://alligator.io/flutter/flutter-http/" text:style-name="Internet_20_link" text:visited-style-name="Visited_20_Internet_20_Link">https://alligator.io/flutter/flutter-http/</text:a></text:p>
      <text:p text:style-name="Standard"/>
      <text:p text:style-name="Standard"><text:a xlink:type="simple" xlink:href="https://mailchi.mp/a81a7c34851f/flutter-discovery-17" text:style-name="Internet_20_link" text:visited-style-name="Visited_20_Internet_20_Link">https://mailchi.mp/a81a7c34851f/flutter-discovery-17</text:a></text:p>
      <text:p text:style-name="Standard"/>
      <text:p text:style-name="Standard"><text:a xlink:type="simple" xlink:href="https://www.reddit.com/r/FlutterDev/comments/dy5uw2/take_the_flutter_clock_challenge/?utm_source=ifttt" text:style-name="Internet_20_link" text:visited-style-name="Visited_20_Internet_20_Link">https://www.reddit.com/r/FlutterDev/comments/dy5uw2/take_the_flutter_clock_challenge/?utm_source=iftt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apple-system" svg:font-family="apple-system, system-ui, system-ui, 'Segoe UI', Roboto, Oxygen-Sans, Ubuntu, Cantarell, 'Helvetica Neue'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bcbcbc" draw:end-color="#ededed" draw:start-intensity="100%" draw:end-intensity="100%" draw:angle="18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5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3</meta:editing-cycles>
    <meta:creation-date>2019-09-07T21:21:03.876791480</meta:creation-date>
    <meta:editing-duration>P1DT22H38M12S</meta:editing-duration>
    <meta:generator>LibreOffice/6.2.7.1$MacOSX_X86_64 LibreOffice_project/23edc44b61b830b7d749943e020e96f5a7df63bf</meta:generator>
    <dc:date>2019-11-18T16:39:21.753146522</dc:date>
    <meta:document-statistic meta:table-count="1" meta:image-count="0" meta:object-count="0" meta:page-count="5" meta:paragraph-count="98" meta:word-count="148" meta:character-count="4102" meta:non-whitespace-character-count="40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